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6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color="#8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18" style:family="graphic" style:parent-style-name="standard">
      <style:graphic-properties draw:fill-color="#e6e6e6" draw:textarea-horizontal-align="right" draw:textarea-vertical-align="top" draw:auto-grow-height="false"/>
    </style:style>
    <style:style style:name="gr19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2.719cm" fo:padding-top="0.225cm" fo:padding-bottom="0.225cm" fo:padding-left="0.35cm" fo:padding-right="0.35cm"/>
    </style:style>
    <style:style style:name="gr21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ffff" style:repeat="repeat"/>
      <style:paragraph-properties fo:border="0.02cm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2" style:family="table-cell">
      <style:graphic-properties draw:fill="solid" draw:fill-color="#ffffff" style:repeat="repeat"/>
      <style:paragraph-properties fo:border="0.02cm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solid" draw:fill-color="#ffffff" style:repeat="repeat"/>
      <style:paragraph-properties fo:border="0.02cm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fo:color="#808080"/>
    </style:style>
    <style:style style:name="P4" style:family="paragraph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5" style:family="paragraph">
      <style:text-properties style:use-window-font-color="true"/>
    </style:style>
    <style:style style:name="P6" style:family="paragraph">
      <style:text-properties fo:color="#008000" fo:font-weight="bold" style:font-weight-asian="bold" style:font-weight-complex="bold"/>
    </style:style>
    <style:style style:name="P7" style:family="paragraph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8" style:family="paragraph">
      <style:text-properties fo:color="#000080"/>
    </style:style>
    <style:style style:name="P9" style:family="paragraph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0" style:family="paragraph">
      <style:text-properties fo:color="#800000"/>
    </style:style>
    <style:style style:name="P11" style:family="paragraph">
      <style:text-properties fo:color="#008000"/>
    </style:style>
    <style:style style:name="P12" style:family="paragraph">
      <style:text-properties fo:color="#808080" fo:font-size="18pt"/>
    </style:style>
    <style:style style:name="P13" style:family="paragraph">
      <style:text-properties fo:font-size="18pt"/>
    </style:style>
    <style:style style:name="P14" style:family="paragraph">
      <style:text-properties style:use-window-font-color="true" fo:font-size="18pt"/>
    </style:style>
    <style:style style:name="P15" style:family="paragraph">
      <style:text-properties fo:color="#008000" fo:font-size="18pt" fo:font-weight="bold" style:font-weight-asian="bold" style:font-weight-complex="bold"/>
    </style:style>
    <style:style style:name="P16" style:family="paragraph">
      <style:text-properties fo:color="#000080" fo:font-size="18pt"/>
    </style:style>
    <style:style style:name="P17" style:family="paragraph">
      <style:text-properties fo:color="#800000" fo:font-size="18pt"/>
    </style:style>
    <style:style style:name="P18" style:family="paragraph">
      <style:text-properties fo:color="#008000" fo:font-size="18pt"/>
    </style:style>
    <style:style style:name="P19" style:family="paragraph">
      <style:text-properties fo:color="#ff0000"/>
    </style:style>
    <style:style style:name="P20" style:family="paragraph">
      <style:text-properties fo:color="#0000ff"/>
    </style:style>
    <style:style style:name="P21" style:family="paragraph">
      <style:paragraph-properties fo:text-align="center"/>
      <style:text-properties fo:color="#cccccc" fo:font-size="10.5pt" style:font-size-asian="10.5pt" style:font-size-complex="10.5pt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24" style:family="paragraph">
      <style:text-properties fo:color="#000080"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808080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8080" fo:font-size="11pt" style:font-size-asian="11pt" style:font-size-complex="11pt"/>
    </style:style>
    <style:style style:name="T5" style:family="text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use-window-font-color="true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use-window-font-color="true" fo:font-size="15pt" style:font-size-asian="15pt" style:font-size-complex="15pt"/>
    </style:style>
    <style:style style:name="T9" style:family="text">
      <style:text-properties style:use-window-font-color="true" fo:font-size="11pt" style:font-size-asian="11pt" style:font-size-complex="11pt"/>
    </style:style>
    <style:style style:name="T10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color="#000080" fo:font-size="15pt" style:font-size-asian="15pt" style:font-size-complex="15pt"/>
    </style:style>
    <style:style style:name="T14" style:family="text">
      <style:text-properties fo:color="#000080" fo:font-size="11pt" style:font-size-asian="11pt" style:font-size-complex="11pt"/>
    </style:style>
    <style:style style:name="T15" style:family="text">
      <style:text-properties fo:color="#808080" fo:font-size="12pt" style:font-size-asian="12pt" style:font-size-complex="12pt"/>
    </style:style>
    <style:style style:name="T16" style:family="text">
      <style:text-properties fo:color="#000080" fo:font-size="12pt" style:font-size-asian="12pt" style:font-size-complex="12pt"/>
    </style:style>
    <style:style style:name="T17" style:family="text">
      <style:text-properties fo:color="#ff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color="#800000" fo:font-size="12pt" style:font-size-asian="12pt" style:font-size-complex="12pt"/>
    </style:style>
    <style:style style:name="T19" style:family="text">
      <style:text-properties fo:color="#800000" fo:font-size="15pt" style:font-size-asian="15pt" style:font-size-complex="15pt"/>
    </style:style>
    <style:style style:name="T20" style:family="text">
      <style:text-properties fo:color="#800000" fo:font-size="11pt" style:font-size-asian="11pt" style:font-size-complex="11pt"/>
    </style:style>
    <style:style style:name="T21" style:family="text">
      <style:text-properties fo:color="#008000" fo:font-size="11pt" style:font-size-asian="11pt" style:font-size-complex="11pt"/>
    </style:style>
    <style:style style:name="T22" style:family="text">
      <style:text-properties fo:color="#0000ff" fo:font-size="11pt" style:font-size-asian="11pt" style:font-size-complex="11pt"/>
    </style:style>
    <style:style style:name="T23" style:family="text">
      <style:text-properties fo:color="#ff0000" fo:font-size="11pt" style:font-size-asian="11pt" style:font-size-complex="11pt"/>
    </style:style>
    <style:style style:name="T24" style:family="text">
      <style:text-properties fo:color="#ff0000" fo:font-size="15pt" style:font-size-asian="15pt" style:font-size-complex="15pt"/>
    </style:style>
    <style:style style:name="T25" style:family="text">
      <style:text-properties fo:color="#0000ff" fo:font-size="15pt" style:font-size-asian="15pt" style:font-size-complex="15pt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.652cm" svg:x2="20cm" svg:y2="6.652cm">
          <text:p/>
        </draw:line>
        <draw:frame draw:style-name="gr2" draw:text-style-name="P2" draw:layer="layout" svg:width="7.306cm" svg:height="2.941cm" svg:x="2.524cm" svg:y="1.704cm">
          <draw:text-box>
            <text:p><text:span text:style-name="T1">dn: uid=jsparrow,ou=People,...</text:span></text:p>
            <text:p><text:span text:style-name="T1">uid: jsparrow</text:span><text:span text:style-name="T1"><text:line-break/></text:span><text:span text:style-name="T1">cn: Cpt. Jack Sparrow</text:span></text:p>
            <text:p><text:span text:style-name="T1">...</text:span></text:p>
            <text:p><text:span text:style-name="T1"/></text:p>
            <text:p><text:span text:style-name="T1"/></text:p>
          </draw:text-box>
        </draw:frame>
        <draw:path draw:style-name="gr3" draw:text-style-name="P1" draw:layer="layout" svg:width="2.498cm" svg:height="8.221cm" draw:transform="rotate (-0.179768912956569) translate (1.91375181857456cm 2.0085741025366cm)" svg:viewBox="0 0 2499 8222" svg:d="m2499 8213c-1749 318-3640-7850-1641-8213">
          <text:p/>
        </draw:path>
        <draw:frame draw:style-name="gr4" draw:text-style-name="P3" draw:layer="layout" svg:width="4.464cm" svg:height="0.839cm" svg:x="10.652cm" svg:y="1.431cm">
          <draw:text-box>
            <text:p><text:span text:style-name="T2">Resource Object</text:span></text:p>
          </draw:text-box>
        </draw:frame>
        <draw:frame draw:style-name="gr4" draw:layer="layout" svg:width="2.204cm" svg:height="0.725cm" svg:x="1.508cm" svg:y="7.133cm">
          <draw:text-box>
            <text:p><text:span text:style-name="T3">Identifies</text:span></text:p>
          </draw:text-box>
        </draw:frame>
        <draw:frame draw:style-name="gr5" draw:text-style-name="P3" draw:layer="layout" svg:width="7.366cm" svg:height="3.048cm" svg:x="10.652cm" svg:y="2.27cm">
          <draw:text-box>
            <text:p><text:span text:style-name="T4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6" draw:text-style-name="P4" draw:layer="layout" svg:width="12.149cm" svg:height="5.016cm" svg:x="1.805cm" svg:y="8.054cm">
          <draw:text-box>
            <text:p><text:span text:style-name="T5">&lt;account </text:span><text:span text:style-name="T6">oid=”600ddeed-feed-beef-f00d-222233331111”&gt;</text:span></text:p>
            <text:p><text:span text:style-name="T5"><text:s text:c="2"/></text:span><text:span text:style-name="T5">&lt;name&gt;jsparow&lt;/name&gt;</text:span><text:span text:style-name="T5"><text:line-break/></text:span><text:span text:style-name="T6"> <text:s/>&lt;resourceRef</text:span><text:span text:style-name="T6"><text:line-break/></text:span><text:span text:style-name="T6"> <text:s text:c="7"/>oid=”</text:span><text:span text:style-name="T7">abaddeed-1004-dead-b00t-888899994321</text:span><text:span text:style-name="T6">”&gt;</text:span></text:p>
            <text:p><text:span text:style-name="T5"><text:s text:c="2"/></text:span><text:span text:style-name="T5">&lt;attributes&gt;</text:span><text:span text:style-name="T5"><text:line-break/></text:span><text:span text:style-name="T5"> <text:s text:c="3"/>&lt;ri:dn&gt;uid=jsparrow,ou=People,...&lt;/ri:dn&gt;</text:span></text:p>
            <text:p><text:span text:style-name="T5"><text:s text:c="4"/></text:span><text:span text:style-name="T5">&lt;ri:uid&gt;jsparrow&lt;/ri:uid&gt;</text:span><text:span text:style-name="T5"><text:line-break/></text:span><text:span text:style-name="T5"> <text:s text:c="3"/>&lt;ri:cn&gt;Cpt. Jack Sparrow&lt;/ri:cn&gt;</text:span></text:p>
            <text:p><text:span text:style-name="T5"><text:s text:c="4"/></text:span><text:span text:style-name="T5">...</text:span></text:p>
            <text:p><text:span text:style-name="T5"><text:s text:c="2"/></text:span><text:span text:style-name="T5">&lt;/attributes&gt;</text:span></text:p>
            <text:p><text:span text:style-name="T5">&lt;/account&gt;</text:span></text:p>
          </draw:text-box>
        </draw:frame>
        <draw:frame draw:style-name="gr4" draw:text-style-name="P5" draw:layer="layout" svg:width="6.53cm" svg:height="0.839cm" svg:x="14.062cm" svg:y="7.922cm">
          <draw:text-box>
            <text:p><text:span text:style-name="T8">Resource Object Shadow</text:span></text:p>
          </draw:text-box>
        </draw:frame>
        <draw:frame draw:style-name="gr7" draw:text-style-name="P5" draw:layer="layout" svg:width="5.588cm" svg:height="2.843cm" svg:x="14.208cm" svg:y="9.349cm">
          <draw:text-box>
            <text:p><text:span text:style-name="T9">Resides in midPoint repository. Is a (partial) copy of the Resource Object. Does have OID and name. Has attributes. Some of them are (native) identifiers.</text:span></text:p>
          </draw:text-box>
        </draw:frame>
        <draw:frame draw:style-name="gr8" draw:text-style-name="P6" draw:layer="layout" svg:width="2.619cm" svg:height="0.806cm" svg:x="16.494cm" svg:y="6.685cm">
          <draw:text-box>
            <text:p><text:span text:style-name="T10">midPoint</text:span></text:p>
          </draw:text-box>
        </draw:frame>
        <draw:frame draw:style-name="gr8" draw:text-style-name="P6" draw:layer="layout" svg:width="2.593cm" svg:height="0.806cm" svg:x="16.507cm" svg:y="5.863cm">
          <draw:text-box>
            <text:p><text:span text:style-name="T10">resource</text:span></text:p>
          </draw:text-box>
        </draw:frame>
        <draw:frame draw:style-name="gr9" draw:text-style-name="P7" draw:layer="layout" svg:width="12.589cm" svg:height="7.091cm" svg:x="1.396cm" svg:y="13.981cm">
          <draw:text-box>
            <text:p><text:span text:style-name="T7">&lt;resource oid=”abaddeed-1004-dead-b00t-888899994321”&gt;</text:span></text:p>
            <text:p><text:span text:style-name="T7"><text:s text:c="2"/></text:span><text:span text:style-name="T7">&lt;name&gt;Gunpowder Warehouse&lt;/name&gt;</text:span><text:span text:style-name="T7"><text:line-break/></text:span><text:span text:style-name="T7"> <text:s/>&lt;connectorRef</text:span><text:span text:style-name="T7"><text:line-break/></text:span><text:span text:style-name="T7"> <text:s text:c="7"/>oid=”</text:span><text:span text:style-name="T11">f004b004-1004-f004-b00t-555555550000</text:span><text:span text:style-name="T7">”&gt;</text:span></text:p>
            <text:p><text:span text:style-name="T7"><text:s text:c="2"/></text:span><text:span text:style-name="T7">&lt;configuration&gt;</text:span><text:span text:style-name="T7"><text:line-break/></text:span><text:span text:style-name="T7"> <text:s text:c="3"/>&lt;conf:hostname&gt;tortuga.example.com&lt;/conf:hostname&gt;</text:span></text:p>
            <text:p><text:span text:style-name="T7"><text:s text:c="4"/></text:span><text:span text:style-name="T7">&lt;conf:port&gt;1389&lt;/conf:port&gt;</text:span></text:p>
            <text:p><text:span text:style-name="T7"><text:s text:c="2"/></text:span><text:span text:style-name="T7">&lt;/configuration&gt;</text:span><text:span text:style-name="T7"><text:line-break/></text:span><text:span text:style-name="T7"> <text:s/></text:span><text:span text:style-name="T12">&lt;schema&gt;</text:span></text:p>
            <text:p><text:span text:style-name="T12"><text:s text:c="4"/></text:span><text:span text:style-name="T12">&lt;complexType name=”AccountObjectClass”&gt;</text:span></text:p>
            <text:p><text:span text:style-name="T12"><text:s text:c="7"/></text:span><text:span text:style-name="T12">&lt;element name=”dn” type=”xsd:string/&gt;</text:span></text:p>
            <text:p><text:span text:style-name="T12"><text:s text:c="7"/></text:span><text:span text:style-name="T12">&lt;element name=”uid” type=”xsd:string/&gt;</text:span></text:p>
            <text:p><text:span text:style-name="T12"><text:s text:c="7"/></text:span><text:span text:style-name="T12">...</text:span></text:p>
            <text:p><text:span text:style-name="T12"><text:s text:c="4"/></text:span><text:span text:style-name="T12">&lt;/complexType&gt;</text:span></text:p>
            <text:p><text:span text:style-name="T12"><text:s text:c="2"/></text:span><text:span text:style-name="T12">&lt;/schema&gt;</text:span></text:p>
            <text:p><text:span text:style-name="T7">&lt;/account&gt;</text:span></text:p>
          </draw:text-box>
        </draw:frame>
        <draw:path draw:style-name="gr10" draw:text-style-name="P1" draw:layer="layout" svg:width="5.823cm" svg:height="5.383cm" draw:transform="rotate (-0.179768912956569) translate (7.29663709292685cm 8.97495022866003cm)" svg:viewBox="0 0 5824 5384" svg:d="m5476 0c1976 932-5090 3249-5476 5384">
          <text:p/>
        </draw:path>
        <draw:frame draw:style-name="gr4" draw:text-style-name="P8" draw:layer="layout" svg:width="5.146cm" svg:height="0.839cm" svg:x="14.062cm" svg:y="14.018cm">
          <draw:text-box>
            <text:p><text:span text:style-name="T13">Resource Definition</text:span></text:p>
          </draw:text-box>
        </draw:frame>
        <draw:frame draw:style-name="gr7" draw:text-style-name="P8" draw:layer="layout" svg:width="5.588cm" svg:height="2.54cm" svg:x="14.208cm" svg:y="14.985cm">
          <draw:text-box>
            <text:p><text:span text:style-name="T14">Resides in midPoint repository. Describes configuration to access the resource and schema for resource objects.</text:span></text:p>
          </draw:text-box>
        </draw:frame>
        <draw:path draw:style-name="gr11" draw:text-style-name="P1" draw:layer="layout" svg:width="0.74cm" svg:height="3.617cm" draw:transform="rotate (-0.179768912956569) translate (5.9267219696204cm 4.24582541447407cm)" svg:viewBox="0 0 741 3618" svg:d="m672 0c432 955-1352 2504-375 3618">
          <text:p/>
        </draw:path>
        <draw:frame draw:style-name="gr4" draw:text-style-name="P3" draw:layer="layout" svg:width="1.493cm" svg:height="0.725cm" svg:x="6.619cm" svg:y="4.56cm">
          <draw:text-box>
            <text:p><text:span text:style-name="T15">Copy</text:span></text:p>
          </draw:text-box>
        </draw:frame>
        <draw:frame draw:style-name="gr4" draw:text-style-name="P8" draw:layer="layout" svg:width="2.462cm" svg:height="0.725cm" svg:x="9.89cm" svg:y="11.986cm">
          <draw:text-box>
            <text:p><text:span text:style-name="T16">Reference</text:span></text:p>
          </draw:text-box>
        </draw:frame>
        <draw:frame draw:style-name="gr12" draw:text-style-name="P9" draw:layer="layout" svg:width="12.589cm" svg:height="5.016cm" svg:x="1.397cm" svg:y="21.892cm">
          <draw:text-box>
            <text:p><text:span text:style-name="T11">&lt;connector oid=”f004b004-1004-f004-b00t-555555550000”&gt;</text:span></text:p>
            <text:p><text:span text:style-name="T11"><text:s text:c="2"/></text:span><text:span text:style-name="T11">&lt;name&gt;LDAP Connector&lt;/name&gt;</text:span><text:span text:style-name="T11"><text:line-break/></text:span><text:span text:style-name="T11"> <text:s/>...</text:span><text:span text:style-name="T11"><text:line-break/></text:span><text:span text:style-name="T11"> <text:s/></text:span><text:span text:style-name="T17">&lt;schema&gt;</text:span></text:p>
            <text:p><text:span text:style-name="T17"><text:s text:c="4"/></text:span><text:span text:style-name="T17">&lt;complexType name=”ConfigurationPropertiesType”&gt;</text:span></text:p>
            <text:p><text:span text:style-name="T17"><text:s text:c="7"/></text:span><text:span text:style-name="T17">&lt;element name=”hostname” type=”xsd:string/&gt;</text:span></text:p>
            <text:p><text:span text:style-name="T17"><text:s text:c="7"/></text:span><text:span text:style-name="T17">&lt;element name=”port” type=”xsd:integer/&gt;</text:span></text:p>
            <text:p><text:span text:style-name="T17"><text:s text:c="7"/></text:span><text:span text:style-name="T17">...</text:span></text:p>
            <text:p><text:span text:style-name="T17"><text:s text:c="4"/></text:span><text:span text:style-name="T17">&lt;/complexType&gt;</text:span></text:p>
            <text:p><text:span text:style-name="T17"><text:s text:c="2"/></text:span><text:span text:style-name="T17">&lt;/schema&gt;</text:span></text:p>
            <text:p><text:span text:style-name="T11">&lt;/account&gt;</text:span></text:p>
          </draw:text-box>
        </draw:frame>
        <draw:path draw:style-name="gr13" draw:text-style-name="P1" draw:layer="layout" svg:width="4.05cm" svg:height="6.969cm" draw:transform="rotate (-0.179768912956569) translate (10.1203209119475cm 15.2879390026047cm)" svg:viewBox="0 0 4051 6970" svg:d="m2841 0c3748 610-2364 5335-2841 6970">
          <text:p/>
        </draw:path>
        <draw:frame draw:style-name="gr4" draw:text-style-name="P10" draw:layer="layout" svg:width="2.462cm" svg:height="0.725cm" svg:x="10.984cm" svg:y="19.897cm">
          <draw:text-box>
            <text:p><text:span text:style-name="T18">Reference</text:span></text:p>
          </draw:text-box>
        </draw:frame>
        <draw:frame draw:style-name="gr4" draw:text-style-name="P10" draw:layer="layout" svg:width="5.324cm" svg:height="0.839cm" svg:x="14.062cm" svg:y="21.892cm">
          <draw:text-box>
            <text:p><text:span text:style-name="T19">Connector Definition</text:span></text:p>
          </draw:text-box>
        </draw:frame>
        <draw:frame draw:style-name="gr7" draw:text-style-name="P10" draw:layer="layout" svg:width="5.588cm" svg:height="2.54cm" svg:x="14.208cm" svg:y="22.859cm">
          <draw:text-box>
            <text:p><text:span text:style-name="T20">Resides in midPoint repository. Describes connector type and schema for connector configuration.</text:span></text:p>
          </draw:text-box>
        </draw:frame>
        <draw:frame draw:style-name="gr8" draw:text-style-name="P11" draw:layer="layout" svg:width="4.249cm" svg:height="0.683cm" svg:x="15.732cm" svg:y="5.318cm">
          <draw:text-box>
            <text:p><text:span text:style-name="T21">torguga.example.com</text:span></text:p>
          </draw:text-box>
        </draw:frame>
      </draw:page>
      <draw:page draw:name="page2" draw:style-name="dp1" draw:master-page-name="Default">
        <draw:frame draw:style-name="gr2" draw:text-style-name="P2" draw:layer="layout" svg:width="7.306cm" svg:height="2.941cm" svg:x="2.524cm" svg:y="1.705cm">
          <draw:text-box>
            <text:p><text:span text:style-name="T1">dn: uid=jsparrow,ou=People,...</text:span></text:p>
            <text:p><text:span text:style-name="T1">uid: jsparrow</text:span><text:span text:style-name="T1"><text:line-break/></text:span><text:span text:style-name="T1">cn: Cpt. Jack Sparrow</text:span></text:p>
            <text:p><text:span text:style-name="T1">...</text:span></text:p>
            <text:p><text:span text:style-name="T1"/></text:p>
            <text:p><text:span text:style-name="T1"/></text:p>
          </draw:text-box>
        </draw:frame>
        <draw:line draw:style-name="gr1" draw:text-style-name="P1" draw:layer="layout" svg:x1="1cm" svg:y1="6.652cm" svg:x2="20cm" svg:y2="6.652cm">
          <text:p/>
        </draw:line>
        <draw:path draw:style-name="gr3" draw:text-style-name="P1" draw:layer="layout" svg:width="2.46cm" svg:height="8.204cm" draw:transform="rotate (-0.179768912956569) translate (1.9483502516673cm 2.03286170346352cm)" svg:viewBox="0 0 2461 8205" svg:d="m2461 8196c-1750 318-3556-7497-1638-8196">
          <text:p/>
        </draw:path>
        <draw:frame draw:style-name="gr4" draw:text-style-name="P12" draw:layer="layout" svg:width="4.464cm" svg:height="0.839cm" svg:x="10.652cm" svg:y="1.508cm">
          <draw:text-box>
            <text:p><text:span text:style-name="T2">Resource Object</text:span></text:p>
          </draw:text-box>
        </draw:frame>
        <draw:frame draw:style-name="gr4" draw:text-style-name="P13" draw:layer="layout" svg:width="2.204cm" svg:height="0.725cm" svg:x="1.508cm" svg:y="7.133cm">
          <draw:text-box>
            <text:p><text:span text:style-name="T3">Identifies</text:span></text:p>
          </draw:text-box>
        </draw:frame>
        <draw:frame draw:style-name="gr5" draw:text-style-name="P12" draw:layer="layout" svg:width="7.366cm" svg:height="3.048cm" svg:x="10.652cm" svg:y="2.347cm">
          <draw:text-box>
            <text:p><text:span text:style-name="T4">Resides on the resource. </text:span><text:span text:style-name="T22">Resource schema</text:span><text:span text:style-name="T4"> (indirectly) describes this object.</text:span></text:p>
          </draw:text-box>
        </draw:frame>
        <draw:frame draw:style-name="gr6" draw:text-style-name="P4" draw:layer="layout" svg:width="12.149cm" svg:height="5.016cm" svg:x="1.805cm" svg:y="8.054cm">
          <draw:text-box>
            <text:p><text:span text:style-name="T5">&lt;account </text:span><text:span text:style-name="T6">oid=”600ddeed-feed-beef-f00d-222233331111”&gt;</text:span></text:p>
            <text:p><text:span text:style-name="T5"><text:s text:c="2"/></text:span><text:span text:style-name="T5">&lt;name&gt;jsparow&lt;/name&gt;</text:span><text:span text:style-name="T5"><text:line-break/></text:span><text:span text:style-name="T6"> <text:s/>&lt;resourceRef</text:span><text:span text:style-name="T6"><text:line-break/></text:span><text:span text:style-name="T6"> <text:s text:c="7"/>oid=”abaddeed-1004-dead-b00t-888899994321”&gt;</text:span></text:p>
            <text:p><text:span text:style-name="T5"><text:s text:c="2"/></text:span><text:span text:style-name="T5">&lt;attributes&gt;</text:span><text:span text:style-name="T5"><text:line-break/></text:span><text:span text:style-name="T5"> <text:s text:c="3"/></text:span><text:span text:style-name="T12">&lt;ri:dn&gt;uid=jsparrow,ou=People,...&lt;/ri:dn&gt;</text:span></text:p>
            <text:p><text:span text:style-name="T12"><text:s text:c="4"/></text:span><text:span text:style-name="T12">&lt;ri:uid&gt;jsparrow&lt;/ri:uid&gt;</text:span><text:span text:style-name="T12"><text:line-break/></text:span><text:span text:style-name="T12"> <text:s text:c="3"/>&lt;ri:cn&gt;Cpt. Jack Sparrow&lt;/ri:cn&gt;</text:span></text:p>
            <text:p><text:span text:style-name="T12"><text:s text:c="4"/></text:span><text:span text:style-name="T12">...</text:span></text:p>
            <text:p><text:span text:style-name="T5"><text:s text:c="2"/></text:span><text:span text:style-name="T5">&lt;/attributes&gt;</text:span></text:p>
            <text:p><text:span text:style-name="T5">&lt;/account&gt;</text:span></text:p>
          </draw:text-box>
        </draw:frame>
        <draw:frame draw:style-name="gr4" draw:text-style-name="P14" draw:layer="layout" svg:width="4.464cm" svg:height="1.427cm" svg:x="14.062cm" svg:y="7.922cm">
          <draw:text-box>
            <text:p><text:span text:style-name="T8">Resource Object</text:span></text:p>
            <text:p><text:span text:style-name="T8">Shadow</text:span></text:p>
          </draw:text-box>
        </draw:frame>
        <draw:frame draw:style-name="gr7" draw:text-style-name="P14" draw:layer="layout" svg:width="5.588cm" svg:height="2.54cm" svg:x="14.208cm" svg:y="9.349cm">
          <draw:text-box>
            <text:p><text:span text:style-name="T9">Resides in midPoint repository. Is a (partial) copy of the Resource Object. Attributes conform to </text:span><text:span text:style-name="T22">resource schema</text:span><text:span text:style-name="T9">.</text:span></text:p>
          </draw:text-box>
        </draw:frame>
        <draw:frame draw:style-name="gr8" draw:text-style-name="P15" draw:layer="layout" svg:width="2.619cm" svg:height="0.806cm" svg:x="16.494cm" svg:y="6.685cm">
          <draw:text-box>
            <text:p><text:span text:style-name="T10">midPoint</text:span></text:p>
          </draw:text-box>
        </draw:frame>
        <draw:frame draw:style-name="gr8" draw:text-style-name="P15" draw:layer="layout" svg:width="2.593cm" svg:height="0.806cm" svg:x="16.507cm" svg:y="5.863cm">
          <draw:text-box>
            <text:p><text:span text:style-name="T10">resource</text:span></text:p>
          </draw:text-box>
        </draw:frame>
        <draw:frame draw:style-name="gr9" draw:text-style-name="P7" draw:layer="layout" svg:width="12.59cm" svg:height="7.091cm" svg:x="1.396cm" svg:y="13.981cm">
          <draw:text-box>
            <text:p><text:span text:style-name="T7">&lt;resource oid=”abaddeed-1004-dead-b00t-888899994321”&gt;</text:span></text:p>
            <text:p><text:span text:style-name="T7"><text:s text:c="2"/></text:span><text:span text:style-name="T7">&lt;name&gt;Gunpowder Warehouse&lt;/name&gt;</text:span><text:span text:style-name="T7"><text:line-break/></text:span><text:span text:style-name="T7"> <text:s/>&lt;connectorRef</text:span><text:span text:style-name="T7"><text:line-break/></text:span><text:span text:style-name="T7"> <text:s text:c="7"/>oid=”f004b004-1004-f004-b00t-555555550000”&gt;</text:span></text:p>
            <text:p><text:span text:style-name="T7"><text:s text:c="2"/></text:span><text:span text:style-name="T7">&lt;configuration&gt;</text:span><text:span text:style-name="T7"><text:line-break/></text:span><text:span text:style-name="T7"> <text:s text:c="3"/></text:span><text:span text:style-name="T17">&lt;conf:hostname&gt;tortuga.example.com&lt;/conf:hostname&gt;</text:span></text:p>
            <text:p><text:span text:style-name="T17"><text:s text:c="4"/></text:span><text:span text:style-name="T17">&lt;conf:port&gt;1389&lt;/conf:port&gt;</text:span></text:p>
            <text:p><text:span text:style-name="T7"><text:s text:c="2"/></text:span><text:span text:style-name="T7">&lt;/configuration&gt;</text:span><text:span text:style-name="T7"><text:line-break/></text:span><text:span text:style-name="T7"> <text:s/></text:span><text:span text:style-name="T12">&lt;schema&gt;</text:span></text:p>
            <text:p><text:span text:style-name="T12"><text:s text:c="4"/></text:span><text:span text:style-name="T12">&lt;complexType name=”AccountObjectClass”&gt;</text:span></text:p>
            <text:p><text:span text:style-name="T12"><text:s text:c="7"/></text:span><text:span text:style-name="T12">&lt;element name=”dn” type=”xsd:string/&gt;</text:span></text:p>
            <text:p><text:span text:style-name="T12"><text:s text:c="7"/></text:span><text:span text:style-name="T12">&lt;element name=”uid” type=”xsd:string/&gt;</text:span></text:p>
            <text:p><text:span text:style-name="T12"><text:s text:c="7"/></text:span><text:span text:style-name="T12">...</text:span></text:p>
            <text:p><text:span text:style-name="T12"><text:s text:c="4"/></text:span><text:span text:style-name="T12">&lt;/complexType&gt;</text:span></text:p>
            <text:p><text:span text:style-name="T12"><text:s text:c="2"/></text:span><text:span text:style-name="T12">&lt;/schema&gt;</text:span></text:p>
            <text:p><text:span text:style-name="T7">&lt;/account&gt;</text:span></text:p>
          </draw:text-box>
        </draw:frame>
        <draw:path draw:style-name="gr14" draw:text-style-name="P1" draw:layer="layout" svg:width="4.161cm" svg:height="7.32cm" draw:transform="rotate (-0.179768912956569) translate (10.6609103222212cm 10.8569696638212cm)" svg:viewBox="0 0 4162 7321" svg:d="m2612 7321c2999-545 1387-7997-2612-7271">
          <text:p/>
        </draw:path>
        <draw:frame draw:style-name="gr4" draw:text-style-name="P16" draw:layer="layout" svg:width="5.146cm" svg:height="0.839cm" svg:x="14.062cm" svg:y="14.018cm">
          <draw:text-box>
            <text:p><text:span text:style-name="T13">Resource Definition</text:span></text:p>
          </draw:text-box>
        </draw:frame>
        <draw:frame draw:style-name="gr7" draw:text-style-name="P16" draw:layer="layout" svg:width="5.588cm" svg:height="2.54cm" svg:x="14.208cm" svg:y="14.985cm">
          <draw:text-box>
            <text:p><text:span text:style-name="T14">Describes </text:span><text:span text:style-name="T22">schema for resource objects</text:span><text:span text:style-name="T14">. Configuration part conforms to </text:span><text:span text:style-name="T23">connector schema</text:span><text:span text:style-name="T14">.</text:span></text:p>
          </draw:text-box>
        </draw:frame>
        <draw:path draw:style-name="gr15" draw:text-style-name="P1" draw:layer="layout" svg:width="0.74cm" svg:height="3.617cm" draw:transform="rotate (-0.179768912956569) translate (5.9267219696204cm 4.24582541447407cm)" svg:viewBox="0 0 741 3618" svg:d="m672 0c432 955-1352 2504-375 3618">
          <text:p/>
        </draw:path>
        <draw:frame draw:style-name="gr4" draw:text-style-name="P12" draw:layer="layout" svg:width="1.493cm" svg:height="0.725cm" svg:x="5.857cm" svg:y="5.572cm">
          <draw:text-box>
            <text:p><text:span text:style-name="T15">Copy</text:span></text:p>
          </draw:text-box>
        </draw:frame>
        <draw:frame draw:style-name="gr12" draw:text-style-name="P9" draw:layer="layout" svg:width="12.589cm" svg:height="5.016cm" svg:x="1.397cm" svg:y="21.892cm">
          <draw:text-box>
            <text:p><text:span text:style-name="T11">&lt;connector oid=”f004b004-1004-f004-b00t-555555550000”&gt;</text:span></text:p>
            <text:p><text:span text:style-name="T11"><text:s text:c="2"/></text:span><text:span text:style-name="T11">&lt;name&gt;LDAP Connector&lt;/name&gt;</text:span><text:span text:style-name="T11"><text:line-break/></text:span><text:span text:style-name="T11"> <text:s/>...</text:span><text:span text:style-name="T11"><text:line-break/></text:span><text:span text:style-name="T11"> <text:s/></text:span><text:span text:style-name="T17">&lt;schema&gt;</text:span></text:p>
            <text:p><text:span text:style-name="T17"><text:s text:c="4"/></text:span><text:span text:style-name="T17">&lt;complexType name=”ConfigurationPropertiesType”&gt;</text:span></text:p>
            <text:p><text:span text:style-name="T17"><text:s text:c="7"/></text:span><text:span text:style-name="T17">&lt;element name=”hostname” type=”xsd:string/&gt;</text:span></text:p>
            <text:p><text:span text:style-name="T17"><text:s text:c="7"/></text:span><text:span text:style-name="T17">&lt;element name=”port” type=”xsd:integer/&gt;</text:span></text:p>
            <text:p><text:span text:style-name="T17"><text:s text:c="7"/></text:span><text:span text:style-name="T17">...</text:span></text:p>
            <text:p><text:span text:style-name="T17"><text:s text:c="4"/></text:span><text:span text:style-name="T17">&lt;/complexType&gt;</text:span></text:p>
            <text:p><text:span text:style-name="T17"><text:s text:c="2"/></text:span><text:span text:style-name="T17">&lt;/schema&gt;</text:span></text:p>
            <text:p><text:span text:style-name="T11">&lt;/account&gt;</text:span></text:p>
          </draw:text-box>
        </draw:frame>
        <draw:path draw:style-name="gr16" draw:text-style-name="P1" draw:layer="layout" svg:width="2.794cm" svg:height="7.669cm" draw:transform="rotate (-0.179768912956569) translate (1.65107605985796cm 16.5876407587711cm)" svg:viewBox="0 0 2795 7670" svg:d="m2795 7658c-1999 364-3998-7793-1907-7656">
          <text:p/>
        </draw:path>
        <draw:frame draw:style-name="gr4" draw:text-style-name="P17" draw:layer="layout" svg:width="5.324cm" svg:height="0.839cm" svg:x="14.062cm" svg:y="21.892cm">
          <draw:text-box>
            <text:p><text:span text:style-name="T19">Connector Definition</text:span></text:p>
          </draw:text-box>
        </draw:frame>
        <draw:frame draw:style-name="gr7" draw:text-style-name="P17" draw:layer="layout" svg:width="5.588cm" svg:height="2.54cm" svg:x="14.208cm" svg:y="22.859cm">
          <draw:text-box>
            <text:p><text:span text:style-name="T20">Describes </text:span><text:span text:style-name="T23">schema for connector configuration</text:span><text:span text:style-name="T20">.</text:span></text:p>
          </draw:text-box>
        </draw:frame>
        <draw:frame draw:style-name="gr8" draw:text-style-name="P18" draw:layer="layout" svg:width="4.249cm" svg:height="0.683cm" svg:x="15.732cm" svg:y="5.318cm">
          <draw:text-box>
            <text:p><text:span text:style-name="T21">torguga.example.com</text:span></text:p>
          </draw:text-box>
        </draw:frame>
        <draw:frame draw:style-name="gr4" draw:text-style-name="P19" draw:layer="layout" svg:width="5.053cm" svg:height="0.839cm" svg:x="8.112cm" svg:y="25.384cm">
          <draw:text-box>
            <text:p><text:span text:style-name="T24">Connector Schema</text:span></text:p>
          </draw:text-box>
        </draw:frame>
        <draw:frame draw:style-name="gr4" draw:text-style-name="P20" draw:layer="layout" svg:width="4.875cm" svg:height="0.839cm" svg:x="7.555cm" svg:y="19.465cm">
          <draw:text-box>
            <text:p><text:span text:style-name="T25">Resource Schema</text:span></text:p>
          </draw:text-box>
        </draw:frame>
      </draw:page>
      <draw:page draw:name="page3" draw:style-name="dp1" draw:master-page-name="Default">
        <draw:custom-shape draw:style-name="gr17" draw:text-style-name="P21" draw:layer="layout" svg:width="7.112cm" svg:height="1.016cm" svg:x="5.064cm" svg:y="13.7cm">
          <text:p text:style-name="P1"><text:span text:style-name="T26">DBTable Connec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9cm" svg:height="12.446cm" svg:x="1cm" svg:y="1.254cm">
          <text:p text:style-name="P22"><text:span text:style-name="T27">midPoi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3.69cm" svg:height="4.601cm" svg:x="5.01cm" svg:y="8.366cm">
          <draw:text-box>
            <text:p><text:span text:style-name="T5">&lt;account </text:span><text:span text:style-name="T6">oid=”600ddeed-feed-beef-f00d-222233331111”&gt;</text:span></text:p>
            <text:p><text:span text:style-name="T5"><text:s text:c="2"/></text:span><text:span text:style-name="T5">&lt;name&gt;jsparow&lt;/name&gt;</text:span><text:span text:style-name="T5"><text:line-break/></text:span><text:span text:style-name="T6"> <text:s/>&lt;resourceRef oid=”abaddeed-1004-dead-b00t-888899994321”/&gt;</text:span></text:p>
            <text:p><text:span text:style-name="T5"><text:s text:c="2"/></text:span><text:span text:style-name="T5">&lt;attributes&gt;</text:span><text:span text:style-name="T5"><text:line-break/></text:span><text:span text:style-name="T5"> <text:s text:c="3"/>&lt;</text:span><text:span text:style-name="T28">icfs:uid</text:span><text:span text:style-name="T5">&gt;93847&lt;/</text:span><text:span text:style-name="T28">icfs:uid</text:span><text:span text:style-name="T5">&gt;</text:span></text:p>
            <text:p><text:span text:style-name="T5"><text:s text:c="4"/></text:span><text:span text:style-name="T5">&lt;icfs:name&gt;jsparrow&lt;/</text:span><text:span text:style-name="T28">icfs:name</text:span><text:span text:style-name="T5">&gt;</text:span><text:span text:style-name="T12"><text:line-break/></text:span><text:span text:style-name="T12"> <text:s text:c="3"/>&lt;ri:FULL_NAME&gt;Cpt. Jack Sparrow&lt;/ri:FULL_NAME&gt;</text:span></text:p>
            <text:p><text:span text:style-name="T12"><text:s text:c="4"/></text:span><text:span text:style-name="T12">...</text:span></text:p>
            <text:p><text:span text:style-name="T5"><text:s text:c="2"/></text:span><text:span text:style-name="T5">&lt;/attributes&gt;</text:span></text:p>
            <text:p><text:span text:style-name="T5">&lt;/account&gt;</text:span></text:p>
          </draw:text-box>
        </draw:frame>
        <draw:frame draw:style-name="gr20" draw:text-style-name="P4" draw:layer="layout" svg:width="13.469cm" svg:height="3.356cm" svg:x="5.01cm" svg:y="2.643cm">
          <draw:text-box>
            <text:p><text:span text:style-name="T5">&lt;user </text:span><text:span text:style-name="T6">oid=”600ddeed-feed-beef-f00d-111133331111”&gt;</text:span></text:p>
            <text:p><text:span text:style-name="T5"><text:s text:c="2"/></text:span><text:span text:style-name="T5">&lt;name&gt;jack&lt;/name&gt;</text:span><text:span text:style-name="T5"><text:line-break/></text:span><text:span text:style-name="T6"> <text:s/>&lt;givenName&gt;Jack&lt;/givenName&gt;</text:span></text:p>
            <text:p><text:span text:style-name="T6"><text:s text:c="2"/></text:span><text:span text:style-name="T6">&lt;familyName&gt;Sparrow&lt;/familyName&gt;</text:span><text:span text:style-name="T6"><text:line-break/></text:span><text:span text:style-name="T6"> <text:s/>&lt;fullName&gt;Cpt. Jack Sparrow&lt;/fullName&gt;</text:span></text:p>
            <text:p><text:span text:style-name="T28"><text:s text:c="2"/></text:span><text:span text:style-name="T28">&lt;accountRef oid=”600ddeed-feed-beef-f00d-222233331111”/&gt;</text:span></text:p>
            <text:p><text:span text:style-name="T5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ID</text:p>
              </table:table-cell>
              <table:table-cell>
                <text:p text:style-name="P23">LOGIN</text:p>
              </table:table-cell>
              <table:table-cell>
                <text:p text:style-name="P23">FULL_NAME</text:p>
              </table:table-cell>
            </table:table-row>
            <table:table-row table:style-name="ro1" table:default-cell-style-name="ce2">
              <table:table-cell>
                <text:p text:style-name="P23">93847</text:p>
              </table:table-cell>
              <table:table-cell>
                <text:p text:style-name="P23">jsparrow</text:p>
              </table:table-cell>
              <table:table-cell>
                <text:p text:style-name="P23">Cpt. Jack Sparrow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4" draw:layer="layout" svg:width="2.441cm" svg:height="0.878cm" svg:x="16.144cm" svg:y="15.616cm">
          <draw:text-box>
            <text:p text:style-name="P24"><text:span text:style-name="T29">MySQL</text:span></text:p>
          </draw:text-box>
        </draw:frame>
        <draw:custom-shape draw:style-name="gr21" draw:text-style-name="P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22" draw:text-style-name="P1" draw:layer="layout" svg:width="2.137cm" svg:height="3.887cm" draw:transform="rotate (-0.179768912956569) translate (17.7281163610444cm 4.94602173108137cm)" svg:viewBox="0 0 2138 3888" svg:d="m556 19c1700-309 2693 3278-556 3869">
          <text:p/>
        </draw:path>
        <draw:path draw:style-name="gr3" draw:text-style-name="P1" draw:layer="layout" svg:width="4.812cm" svg:height="6.672cm" draw:transform="rotate (-0.179768912956569) translate (2.52655023749495cm 4.0487076013168cm)" svg:viewBox="0 0 4813 6673" svg:d="m2837 0c-4453 1067-3567 7360 1976 6611">
          <text:p/>
        </draw:path>
        <draw:path draw:style-name="gr23" draw:text-style-name="P1" draw:layer="layout" svg:width="4.33cm" svg:height="5.875cm" draw:transform="rotate (-0.179768912956569) translate (2.86727852577274cm 4.61862842575054cm)" svg:viewBox="0 0 4331 5876" svg:d="m2491 0c-4203 1022-2750 6179 1840 5862">
          <text:p/>
        </draw:path>
        <draw:frame draw:style-name="gr4" draw:text-style-name="P26" draw:layer="layout" svg:width="2.746cm" svg:height="1.199cm" svg:x="2.778cm" svg:y="6.588cm">
          <draw:text-box>
            <text:p text:style-name="P25"><text:span text:style-name="T30">inbound</text:span><text:span text:style-name="T30"><text:line-break/></text:span><text:span text:style-name="T30">expression</text:span></text:p>
          </draw:text-box>
        </draw:frame>
        <draw:frame draw:style-name="gr4" draw:text-style-name="P26" draw:layer="layout" svg:width="2.746cm" svg:height="1.199cm" svg:x="2.064cm" svg:y="11.485cm">
          <draw:text-box>
            <text:p text:style-name="P25"><text:span text:style-name="T30">outbound</text:span></text:p>
            <text:p text:style-name="P25"><text:span text:style-name="T30">expression</text:span></text:p>
          </draw:text-box>
        </draw:frame>
        <draw:frame draw:style-name="gr4" draw:text-style-name="P26" draw:layer="layout" svg:width="1.234cm" svg:height="0.725cm" svg:x="18.054cm" svg:y="7.133cm">
          <draw:text-box>
            <text:p text:style-name="P25"><text:span text:style-name="T30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čík</meta:initial-creator>
    <meta:creation-date>2011-09-26T17:04:13</meta:creation-date>
    <dc:date>2012-07-13T11:37:37</dc:date>
    <dc:creator>Radovan Semancik</dc:creator>
    <meta:editing-duration>PT2H5M23S</meta:editing-duration>
    <meta:editing-cycles>27</meta:editing-cycles>
    <meta:generator>LibreOffice/3.3$Linux LibreOffice_project/330m19$Build-202</meta:generator>
    <meta:document-statistic meta:object-count="62"/>
  </office:meta>
</office:document-meta>
</file>